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2000008B00002D14000005E1FAA6084B07338942.svm" manifest:media-type=""/>
  <manifest:file-entry manifest:full-path="Pictures/2000013900004D73000004141A64113E640FA97C.svm" manifest:media-type=""/>
  <manifest:file-entry manifest:full-path="Pictures/2000037900006F5400000A5A244465F6488244F0.svm" manifest:media-type=""/>
  <manifest:file-entry manifest:full-path="Pictures/1000000000000020000000204B249CA79A42C6D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erdana1" svg:font-family="Verdana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ucida Sans1" svg:font-family="'Lucida Sans'" style:font-family-generic="roman" style:font-pitch="variable"/>
    <style:font-face style:name="Times New Roman" svg:font-family="'Times New Roman'" style:font-family-generic="roman" style:font-pitch="variable"/>
    <style:font-face style:name="宋体1" svg:font-family="宋体" style:font-family-generic="roman" style:font-pitch="variable"/>
    <style:font-face style:name="Arial1" svg:font-family="Arial" style:font-family-generic="swiss" style:font-pitch="variable"/>
    <style:font-face style:name="Lucida Sans2" svg:font-family="'Lucida Sans'" style:font-family-generic="swiss" style:font-pitch="variable"/>
    <style:font-face style:name="Verdana" svg:font-family="Verdana" style:font-family-generic="swiss" style:font-pitch="variable"/>
    <style:font-face style:name="宋体2" svg:font-family="宋体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2" style:family="graphic" style:parent-style-name="title">
      <style:graphic-properties draw:auto-grow-height="true" draw:auto-grow-width="false" fo:max-height="0cm" fo:min-height="1.532cm" style:protect="position 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64cm" style:protect="position 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589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532cm" style:protect="position size"/>
    </style:style>
    <style:style style:name="pr1" style:family="presentation" style:parent-style-name="prezentace_5f_en-notes">
      <style:graphic-properties draw:fill-color="#ffffff" draw:auto-grow-height="true" fo:min-height="13.364cm"/>
    </style:style>
    <style:style style:name="pr2" style:family="presentation" style:parent-style-name="prezentace_5f_en-title">
      <style:graphic-properties draw:auto-grow-height="true" fo:min-height="1.35cm"/>
    </style:style>
    <style:style style:name="pr3" style:family="presentation" style:parent-style-name="prezentace_5f_en-outline1">
      <style:graphic-properties fo:min-height="11.636cm"/>
    </style:style>
    <style:style style:name="pr4" style:family="presentation" style:parent-style-name="prezentace_5f_en-outline1">
      <style:graphic-properties fo:min-height="11.93cm"/>
    </style:style>
    <style:style style:name="pr5" style:family="presentation" style:parent-style-name="prezentace_5f_en-title">
      <style:graphic-properties fo:min-height="1.3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fo:font-size="33pt"/>
    </style:style>
    <style:style style:name="P3" style:family="paragraph">
      <style:text-properties fo:color="#003893" fo:font-size="33pt"/>
    </style:style>
    <style:style style:name="P4" style:family="paragraph">
      <style:text-properties fo:font-size="21pt"/>
    </style:style>
    <style:style style:name="P5" style:family="paragraph">
      <loext:graphic-properties draw:fill="none" draw:fill-color="#ffffff"/>
      <style:text-properties fo:color="#ce1126" fo:font-size="21pt" fo:font-weight="bold" style:font-size-asian="28pt" style:font-weight-asian="bold" style:font-size-complex="28pt" style:font-weight-complex="bold"/>
    </style:style>
    <style:style style:name="P6" style:family="paragraph">
      <style:text-properties fo:font-size="16.5pt"/>
    </style:style>
    <style:style style:name="P7" style:family="paragraph">
      <loext:graphic-properties draw:fill="none" draw:fill-color="#ffffff"/>
      <style:text-properties fo:color="#003893" fo:font-size="16.5pt" fo:font-weight="bold" style:font-size-asian="22pt" style:font-weight-asian="bold" style:font-size-complex="22pt" style:font-weight-complex="bold"/>
    </style:style>
    <style:style style:name="P8" style:family="paragraph">
      <loext:graphic-properties draw:fill-color="#ffffff"/>
    </style:style>
    <style:style style:name="P9" style:family="paragraph">
      <style:text-properties fo:font-size="40.5pt"/>
    </style:style>
    <style:style style:name="P10" style:family="paragraph">
      <loext:graphic-properties draw:fill="none" draw:fill-color="#ffffff"/>
      <style:text-properties fo:color="#003893" fo:font-size="40.5pt" fo:font-weight="bold" style:font-size-asian="54pt" style:font-weight-asian="bold" style:font-size-complex="54pt" style:font-weight-complex="bold"/>
    </style:style>
    <style:style style:name="P11" style:family="paragraph">
      <loext:graphic-properties draw:fill-color="#ffffff"/>
      <style:text-properties fo:font-size="20pt"/>
    </style:style>
    <style:style style:name="T1" style:family="text">
      <style:text-properties fo:color="#003893" fo:font-size="54pt" fo:font-weight="bold" style:font-size-asian="54pt" style:font-weight-asian="bold" style:font-size-complex="54pt" style:font-weight-complex="bold"/>
    </style:style>
    <style:style style:name="T2" style:family="text">
      <style:text-properties fo:color="#ce1126" fo:font-size="28pt" fo:font-weight="bold" style:font-size-asian="28pt" style:font-weight-asian="bold" style:font-size-complex="28pt" style:font-weight-complex="bold"/>
    </style:style>
    <style:style style:name="T3" style:family="text">
      <style:text-properties fo:color="#003893" style:text-outline="false" style:text-line-through-style="none" style:text-line-through-type="none" style:font-name="Arial" fo:font-size="22pt" fo:font-style="normal" fo:text-shadow="none" style:text-underline-style="none" fo:font-weight="bold" style:letter-kerning="true" style:font-name-asian="Arial" style:font-size-asian="22pt" style:font-style-asian="normal" style:font-weight-asian="bold" style:font-name-complex="Arial" style:font-size-complex="22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color="#ce1126" style:text-outline="false" style:text-line-through-style="none" style:text-line-through-type="none" style:font-name="Arial1" fo:font-size="22pt" fo:font-style="normal" fo:text-shadow="none" style:text-underline-style="none" fo:font-weight="bold" style:letter-kerning="true" style:font-name-asian="Arial1" style:font-size-asian="22pt" style:font-style-asian="normal" style:font-weight-asian="bold" style:font-name-complex="Arial1" style:font-size-complex="22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color="#003893" style:text-outline="false" style:text-line-through-style="none" style:text-line-through-type="none" style:font-name="Arial" fo:font-size="22pt" fo:font-style="normal" fo:text-shadow="none" style:text-underline-style="none" fo:font-weight="bold" style:letter-kerning="true" style:font-name-asian="宋体" style:font-size-asian="22pt" style:font-style-asian="normal" style:font-weight-asian="bold" style:font-name-complex="Lucida 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color="#003893" fo:font-size="22pt" fo:font-weight="bold" style:font-size-asian="22pt" style:font-weight-asian="bold" style:font-size-complex="22pt" style:font-weight-complex="bold"/>
    </style:style>
    <style:style style:name="T7" style:family="text">
      <style:text-properties fo:color="#ce1126" style:text-outline="false" style:text-line-through-style="none" style:text-line-through-type="none" style:font-name="Arial1" fo:font-size="22pt" fo:font-style="normal" fo:text-shadow="none" style:text-underline-style="none" fo:font-weight="bold" style:letter-kerning="true" style:font-name-asian="Verdana1" style:font-size-asian="22pt" style:font-style-asian="normal" style:font-weight-asian="bold" style:font-name-complex="Verdana1" style:font-size-complex="22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style:text-line-through-style="solid" style:text-line-through-type="single"/>
    </style:style>
    <style:style style:name="T9" style:family="text">
      <style:text-properties style:text-position="super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ce1126" fo:font-size="55%"/>
      </text:list-level-style-bullet>
      <text:list-level-style-bullet text:level="2" text:bullet-char="●">
        <style:list-level-properties text:space-before="1.5cm" text:min-label-width="0.9cm"/>
        <style:text-properties fo:font-family="StarSymbol" fo:color="#ce1126" fo:font-size="55%"/>
      </text:list-level-style-bullet>
      <text:list-level-style-bullet text:level="3" text:bullet-char="–">
        <style:list-level-properties text:space-before="2.8cm" text:min-label-width="0.8cm"/>
        <style:text-properties fo:font-family="StarSymbol" fo:color="#ce1126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ce1126" fo:font-size="55%"/>
      </text:list-level-style-bullet>
      <text:list-level-style-bullet text:level="5" text:bullet-char="–">
        <style:list-level-properties text:space-before="5.4cm" text:min-label-width="0.6cm"/>
        <style:text-properties fo:font-family="StarSymbol" fo:color="#ce1126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ce1126" fo:font-size="5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ce1126" fo:font-size="5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ce1126" fo:font-size="5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ce1126" fo:font-size="5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zentace_5f_en" presentation:presentation-page-layout-name="AL1T0">
        <office:forms form:automatic-focus="false" form:apply-design-mode="false"/>
        <draw:frame draw:style-name="gr1" draw:text-style-name="P1" draw:layer="layout" svg:width="26.399cm" svg:height="1.84cm" svg:x="0.801cm" svg:y="0.598cm">
          <draw:image xlink:href="Pictures/2000037900006F5400000A5A244465F6488244F0.svm" xlink:type="simple" xlink:show="embed" xlink:actuate="onLoad">
            <text:p/>
          </draw:image>
        </draw:frame>
        <draw:frame draw:style-name="gr2" draw:text-style-name="P3" draw:layer="layout" svg:width="25.2cm" svg:height="2.376cm" svg:x="1.4cm" svg:y="5.1cm">
          <draw:text-box>
            <text:p text:style-name="P2"><text:span text:style-name="T1">Automatic updates</text:span></text:p>
          </draw:text-box>
        </draw:frame>
        <draw:frame draw:style-name="gr3" draw:text-style-name="P5" draw:layer="layout" svg:width="19.4cm" svg:height="1.352cm" svg:x="1.4cm" svg:y="6.9cm">
          <draw:text-box>
            <text:p text:style-name="P4"><text:span text:style-name="T2">On the Turris routers</text:span></text:p>
          </draw:text-box>
        </draw:frame>
        <draw:frame draw:style-name="gr4" draw:text-style-name="P7" draw:layer="layout" svg:width="19.8cm" svg:height="1.119cm" svg:x="1.4cm" svg:y="10.35cm">
          <draw:text-box>
            <text:p text:style-name="P6"><text:span text:style-name="T3">Michal Vaner <text:s/></text:span><text:span text:style-name="T4">•</text:span><text:span text:style-name="T5"> <text:s/>michal.vaner</text:span><text:span text:style-name="T6">@nic.cz <text:s/></text:span><text:span text:style-name="T7">•</text:span><text:span text:style-name="T6"> <text:s/>13.10.2016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zentace_5f_en" presentation:presentation-page-layout-name="AL2T1">
        <office:forms form:automatic-focus="false" form:apply-design-mode="false"/>
        <draw:frame presentation:style-name="pr2" draw:layer="layout" svg:width="25.199cm" svg:height="1.35cm" svg:x="1.4cm" svg:y="0.9cm" presentation:class="title" presentation:user-transformed="true">
          <draw:text-box>
            <text:p>Why updates?</text:p>
          </draw:text-box>
        </draw:frame>
        <draw:frame presentation:style-name="pr3" draw:layer="layout" svg:width="25.199cm" svg:height="10.395cm" svg:x="1.4cm" svg:y="3.685cm" presentation:class="outline" presentation:user-transformed="true">
          <draw:text-box>
            <text:list text:style-name="L3">
              <text:list-item>
                <text:p>Security fixes</text:p>
              </text:list-item>
              <text:list-item>
                <text:p>New features &amp; new bugs</text:p>
              </text:list-item>
              <text:list-item>
                <text:p>Network analysi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2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zentace_5f_en" presentation:presentation-page-layout-name="AL2T1">
        <office:forms form:automatic-focus="false" form:apply-design-mode="false"/>
        <draw:frame presentation:style-name="pr2" draw:layer="layout" svg:width="25.199cm" svg:height="1.35cm" svg:x="1.4cm" svg:y="0.9cm" presentation:class="title">
          <draw:text-box>
            <text:p>Design goals</text:p>
          </draw:text-box>
        </draw:frame>
        <draw:frame presentation:style-name="pr4" draw:layer="layout" svg:width="25.199cm" svg:height="9.135cm" svg:x="1.4cm" svg:y="3.685cm" presentation:class="outline">
          <draw:text-box>
            <text:list text:style-name="L3">
              <text:list-item>
                <text:p>Upgrade/downgrade of packages</text:p>
              </text:list-item>
              <text:list-item>
                <text:p>Addition and removal of packages</text:p>
              </text:list-item>
              <text:list-item>
                <text:p>Major version upgrates</text:p>
              </text:list-item>
              <text:list-item>
                <text:p>Preservation of configuration</text:p>
              </text:list-item>
              <text:list-item>
                <text:p>Recovery from power loss during upgrad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3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zentace_5f_en" presentation:presentation-page-layout-name="AL2T1">
        <office:forms form:automatic-focus="false" form:apply-design-mode="false"/>
        <draw:frame presentation:style-name="pr2" draw:layer="layout" svg:width="25.199cm" svg:height="1.35cm" svg:x="1.4cm" svg:y="0.9cm" presentation:class="title">
          <draw:text-box>
            <text:p>Existing „solutions“</text:p>
          </draw:text-box>
        </draw:frame>
        <draw:frame presentation:style-name="pr4" draw:layer="layout" svg:width="25.199cm" svg:height="9.135cm" svg:x="1.4cm" svg:y="3.685cm" presentation:class="outline" presentation:user-transformed="true">
          <draw:text-box>
            <text:list text:style-name="L3">
              <text:list-item>
                <text:p>opkg upgrade</text:p>
                <text:list>
                  <text:list-item>
                    <text:p>No downgrades</text:p>
                  </text:list-item>
                  <text:list-item>
                    <text:p>No addition/removal of packages</text:p>
                  </text:list-item>
                  <text:list-item>
                    <text:p>Suicidal tendencies</text:p>
                  </text:list-item>
                </text:list>
              </text:list-item>
              <text:list-item>
                <text:p>Dpkg, rpm, emerge…</text:p>
                <text:list>
                  <text:list-item>
                    <text:p>Heavyweight</text:p>
                  </text:list-item>
                  <text:list-item>
                    <text:p>Interactive use</text:p>
                  </text:list-item>
                  <text:list-item>
                    <text:p>No addition/removal of package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4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zentace_5f_en" presentation:presentation-page-layout-name="AL2T1">
        <office:forms form:automatic-focus="false" form:apply-design-mode="false"/>
        <draw:frame presentation:style-name="pr2" draw:layer="layout" svg:width="25.199cm" svg:height="1.35cm" svg:x="1.4cm" svg:y="0.9cm" presentation:class="title">
          <draw:text-box>
            <text:p>History</text:p>
          </draw:text-box>
        </draw:frame>
        <draw:frame presentation:style-name="pr4" draw:layer="layout" svg:width="25.199cm" svg:height="9.135cm" svg:x="1.4cm" svg:y="3.685cm" presentation:class="outline">
          <draw:text-box>
            <text:list text:style-name="L3">
              <text:list-item>
                <text:p><text:span text:style-name="T8">Nice</text:span>, <text:span text:style-name="T8">neat</text:span>, <text:span text:style-name="T8">short,</text:span> <text:span text:style-name="T8">elegant</text:span> shell script</text:p>
              </text:list-item>
              <text:list-item>
                <text:p>Wrapper around opkg</text:p>
                <text:list>
                  <text:list-item>
                    <text:p>Includes bugs and „features“ of opkg</text:p>
                  </text:list-item>
                </text:list>
              </text:list-item>
              <text:list-item>
                <text:p>Dependency computation on the server</text:p>
              </text:list-item>
              <text:list-item>
                <text:p>Huge amount of workaround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5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zentace_5f_en" presentation:presentation-page-layout-name="AL2T1">
        <office:forms form:automatic-focus="false" form:apply-design-mode="false"/>
        <draw:frame presentation:style-name="pr5" draw:layer="layout" svg:width="25.199cm" svg:height="1.35cm" svg:x="1.4cm" svg:y="0.9cm" presentation:class="title" presentation:user-transformed="true">
          <draw:text-box>
            <text:p>Updater-ng</text:p>
          </draw:text-box>
        </draw:frame>
        <draw:frame presentation:style-name="pr4" draw:layer="layout" svg:width="25.199cm" svg:height="9.135cm" svg:x="1.4cm" svg:y="3.685cm" presentation:class="outline">
          <draw:text-box>
            <text:list text:style-name="L3">
              <text:list-item>
                <text:p>A fresh start</text:p>
              </text:list-item>
              <text:list-item>
                <text:p>C &amp; lua hybrid</text:p>
              </text:list-item>
              <text:list-item>
                <text:p>Works with ordinary OpenWRT repositories</text:p>
              </text:list-item>
              <text:list-item>
                <text:p>Doesn’t use opkg (but works with the same DB)</text:p>
                <text:list>
                  <text:list-item>
                    <text:p>Ability to move files between packages</text:p>
                  </text:list-item>
                  <text:list-item>
                    <text:p>Collision checks</text:p>
                  </text:list-item>
                  <text:list-item>
                    <text:p>„Transactions“ with multiple package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6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zentace_5f_en" presentation:presentation-page-layout-name="AL2T1">
        <office:forms form:automatic-focus="false" form:apply-design-mode="false"/>
        <draw:frame presentation:style-name="pr5" draw:layer="layout" svg:width="25.199cm" svg:height="1.35cm" svg:x="1.4cm" svg:y="0.9cm" presentation:class="title" presentation:user-transformed="true">
          <draw:text-box>
            <text:p>Updater-ng configuration</text:p>
          </draw:text-box>
        </draw:frame>
        <draw:frame presentation:style-name="pr4" draw:layer="layout" svg:width="25.199cm" svg:height="9.135cm" svg:x="1.4cm" svg:y="3.685cm" presentation:class="outline" presentation:user-transformed="true">
          <draw:text-box>
            <text:list text:style-name="L3">
              <text:list-item>
                <text:p>Little lua scripts (local &amp; remote)</text:p>
              </text:list-item>
              <text:list-item>
                <text:p>Higher flexibility (loops, conditions, …)</text:p>
              </text:list-item>
              <text:list-item>
                <text:p>Requests describe target system</text:p>
              </text:list-item>
              <text:list-item>
                <text:p>Ability to augment deps, reorder, hooks…</text:p>
              </text:list-item>
              <text:list-item>
                <text:p>Resolution of conflicting request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7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zentace_5f_en" presentation:presentation-page-layout-name="AL2T1">
        <office:forms form:automatic-focus="false" form:apply-design-mode="false"/>
        <draw:frame presentation:style-name="pr2" draw:layer="layout" svg:width="25.199cm" svg:height="1.35cm" svg:x="1.4cm" svg:y="0.9cm" presentation:class="title">
          <draw:text-box>
            <text:p>3<text:span text:style-name="T9">rd</text:span> party use</text:p>
          </draw:text-box>
        </draw:frame>
        <draw:frame presentation:style-name="pr4" draw:layer="layout" svg:width="25.199cm" svg:height="9.135cm" svg:x="1.4cm" svg:y="3.685cm" presentation:class="outline">
          <draw:text-box>
            <text:list text:style-name="L3">
              <text:list-item>
                <text:p>Inside Omnia &amp; Turris</text:p>
                <text:list>
                  <text:list-item>
                    <text:p>Asking for additional packages</text:p>
                  </text:list-item>
                  <text:list-item>
                    <text:p>Adding own repositories</text:p>
                  </text:list-item>
                </text:list>
              </text:list-item>
              <text:list-item>
                <text:p>Other devices</text:p>
                <text:list>
                  <text:list-item>
                    <text:p>New top-level config</text:p>
                  </text:list-item>
                  <text:list-item>
                    <text:p>Different set of certificates</text:p>
                  </text:list-item>
                  <text:list-item>
                    <text:p>Integrate (cron, notifications, …)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8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zentace_5f_en">
        <office:forms form:automatic-focus="false" form:apply-design-mode="false"/>
        <draw:frame draw:style-name="gr6" draw:text-style-name="P10" draw:layer="layout" svg:width="25.2cm" svg:height="2.376cm" svg:x="1.4cm" svg:y="5.1cm">
          <draw:text-box>
            <text:p text:style-name="P9"><text:span text:style-name="T1">Thank You</text:span></text:p>
          </draw:text-box>
        </draw:frame>
        <draw:frame draw:style-name="gr4" draw:text-style-name="P7" draw:layer="layout" svg:width="19.8cm" svg:height="1.119cm" svg:x="1.4cm" svg:y="10.35cm">
          <draw:text-box>
            <text:p text:style-name="P6"><text:span text:style-name="T3">Michal Vaner <text:s/></text:span><text:span text:style-name="T4">•</text:span><text:span text:style-name="T3"> <text:s/>michal.vaner</text:span><text:span text:style-name="T5">@nic.cz</text:span></text:p>
          </draw:text-box>
        </draw:frame>
        <draw:frame draw:style-name="gr1" draw:text-style-name="P1" draw:layer="layout" svg:width="26.399cm" svg:height="1.84cm" svg:x="0.802cm" svg:y="0.599cm">
          <draw:image xlink:href="Pictures/2000037900006F5400000A5A244465F6488244F0.svm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9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Verdana1" svg:font-family="Verdana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ucida Sans1" svg:font-family="'Lucida Sans'" style:font-family-generic="roman" style:font-pitch="variable"/>
    <style:font-face style:name="Times New Roman" svg:font-family="'Times New Roman'" style:font-family-generic="roman" style:font-pitch="variable"/>
    <style:font-face style:name="宋体1" svg:font-family="宋体" style:font-family-generic="roman" style:font-pitch="variable"/>
    <style:font-face style:name="Arial1" svg:font-family="Arial" style:font-family-generic="swiss" style:font-pitch="variable"/>
    <style:font-face style:name="Lucida Sans2" svg:font-family="'Lucida Sans'" style:font-family-generic="swiss" style:font-pitch="variable"/>
    <style:font-face style:name="Verdana" svg:font-family="Verdana" style:font-family-generic="swiss" style:font-pitch="variable"/>
    <style:font-face style:name="宋体2" svg:font-family="宋体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cs" fo:country="CZ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808080" draw:marker-start-width="0.2cm" draw:marker-start-center="false" draw:marker-end-width="0.2cm" draw:marker-end-center="false" draw:fill="solid" draw:fill-color="#cfe7e5" draw:fill-gradient-name="Gradient_20_7" draw:fill-hatch-name="Hatching_20_1" draw:fill-image-name="Bitmape_20_1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宋体" style:font-family-asian="宋体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stroke-dash="Dashed_20__28_var_29__20_2" draw:fill="none" draw:fill-gradient-name="Gradient_20_7" draw:fill-hatch-name="Hatching_20_1" draw:fill-image-name="Bitmape_20_1"/>
      <style:text-properties fo:font-size="44pt" fo:language="en" fo:country="US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zentace_5f_en-background" style:display-name="prezentace_en-background" style:family="presentation">
      <style:graphic-properties draw:stroke="none" draw:fill="none"/>
      <style:text-properties style:letter-kerning="true"/>
    </style:style>
    <style:style style:name="prezentace_5f_en-backgroundobjects" style:display-name="prezentace_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zentace_5f_en-notes" style:display-name="prezentace_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anguage="en" fo:country="US" fo:font-style="normal" fo:text-shadow="none" style:text-underline-style="none" fo:font-weight="normal" style:letter-kerning="true" style:font-name-asian="宋体" style:font-family-asian="宋体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zentace_5f_en-outline1" style:display-name="prezentace_en-outline1" style:family="presentation">
      <style:graphic-properties draw:stroke="none" draw:fill="none" draw:auto-grow-height="false" draw:fit-to-size="false">
        <text:list-style style:name="prezentace_5f_en-outline1" style:display-name="prezentace_en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ce1126" fo:font-size="5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fo:color="#ce1126" fo:font-size="5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ce1126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ce1126" fo:font-size="5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ce1126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ce1126" fo:font-size="5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ce1126" fo:font-size="5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ce1126" fo:font-size="5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ce1126" fo:font-size="5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6cm" fo:text-indent="0cm"/>
      <style:text-properties fo:color="#003893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宋体" style:font-family-asian="宋体" style:font-family-generic-asian="system" style:font-pitch-asian="variable" style:font-size-asian="24pt" style:font-style-asian="normal" style:font-weight-asian="normal" style:font-name-complex="Lucida Sans" style:font-family-complex="'Lucida Sans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prezentace_5f_en-outline2" style:display-name="prezentace_en-outline2" style:family="presentation" style:parent-style-name="prezentace_5f_en-outline1">
      <style:paragraph-properties fo:margin-left="0cm" fo:margin-right="0cm" fo:margin-top="0cm" fo:margin-bottom="0.3cm" fo:text-indent="0cm"/>
      <style:text-properties fo:font-size="21pt" style:font-size-asian="22pt" style:font-size-complex="22pt"/>
    </style:style>
    <style:style style:name="prezentace_5f_en-outline3" style:display-name="prezentace_en-outline3" style:family="presentation" style:parent-style-name="prezentace_5f_en-outline2">
      <style:paragraph-properties fo:margin-left="0cm" fo:margin-right="0cm" fo:margin-top="0cm" fo:margin-bottom="0.224cm" fo:text-indent="0cm"/>
      <style:text-properties fo:font-size="19.5pt" style:font-size-asian="20pt" style:font-size-complex="20pt"/>
    </style:style>
    <style:style style:name="prezentace_5f_en-outline4" style:display-name="prezentace_en-outline4" style:family="presentation" style:parent-style-name="prezentace_5f_en-outline3">
      <style:paragraph-properties fo:margin-left="0cm" fo:margin-right="0cm" fo:margin-top="0cm" fo:margin-bottom="0.149cm" fo:text-indent="0cm"/>
      <style:text-properties fo:font-size="18pt" style:font-size-asian="18pt" style:font-size-complex="18pt"/>
    </style:style>
    <style:style style:name="prezentace_5f_en-outline5" style:display-name="prezentace_en-outline5" style:family="presentation" style:parent-style-name="prezentace_5f_en-outline4">
      <style:paragraph-properties fo:margin-left="0cm" fo:margin-right="0cm" fo:margin-top="0cm" fo:margin-bottom="0.074cm" fo:text-indent="0cm"/>
      <style:text-properties fo:font-size="16.5pt" style:font-size-asian="18pt" style:font-size-complex="18pt"/>
    </style:style>
    <style:style style:name="prezentace_5f_en-outline6" style:display-name="prezentace_en-outline6" style:family="presentation" style:parent-style-name="prezentace_5f_en-outline5">
      <style:paragraph-properties fo:margin-left="0cm" fo:margin-right="0cm" fo:margin-top="0cm" fo:margin-bottom="0.074cm" fo:text-indent="0cm"/>
      <style:text-properties fo:font-size="15pt" style:font-size-asian="18pt" style:font-size-complex="18pt"/>
    </style:style>
    <style:style style:name="prezentace_5f_en-outline7" style:display-name="prezentace_en-outline7" style:family="presentation" style:parent-style-name="prezentace_5f_en-outline6">
      <style:paragraph-properties fo:margin-left="0cm" fo:margin-right="0cm" fo:margin-top="0cm" fo:margin-bottom="0.074cm" fo:text-indent="0cm"/>
      <style:text-properties fo:font-size="13.5pt" style:font-size-asian="18pt" style:font-size-complex="18pt"/>
    </style:style>
    <style:style style:name="prezentace_5f_en-outline8" style:display-name="prezentace_en-outline8" style:family="presentation" style:parent-style-name="prezentace_5f_en-outline7">
      <style:paragraph-properties fo:margin-left="0cm" fo:margin-right="0cm" fo:margin-top="0cm" fo:margin-bottom="0.074cm" fo:text-indent="0cm"/>
      <style:text-properties fo:font-size="13.5pt" style:font-size-asian="18pt" style:font-size-complex="18pt"/>
    </style:style>
    <style:style style:name="prezentace_5f_en-outline9" style:display-name="prezentace_en-outline9" style:family="presentation" style:parent-style-name="prezentace_5f_en-outline8">
      <style:paragraph-properties fo:margin-left="0cm" fo:margin-right="0cm" fo:margin-top="0cm" fo:margin-bottom="0.074cm" fo:text-indent="0cm"/>
      <style:text-properties fo:font-size="13.5pt" style:font-size-asian="18pt" style:font-size-complex="18pt"/>
    </style:style>
    <style:style style:name="prezentace_5f_en-subtitle" style:display-name="prezentace_en-subtitle" style:family="presentation">
      <style:graphic-properties draw:stroke="none" draw:fill="none" draw:textarea-vertical-align="middle">
        <text:list-style style:name="prezentace_5f_en-subtitle" style:display-name="prezentace_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name-asian="宋体" style:font-family-asian="宋体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zentace_5f_en-title" style:display-name="prezentace_en-title" style:family="presentation">
      <style:graphic-properties draw:stroke="none" draw:fill="none" draw:textarea-vertical-align="middle">
        <text:list-style style:name="prezentace_5f_en-title" style:display-name="prezentace_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3893" style:text-outline="false" style:text-line-through-style="none" style:text-line-through-type="none" style:font-name="Arial" fo:font-family="Arial" style:font-family-generic="roman" style:font-pitch="variable" fo:font-size="30pt" fo:language="en" fo:country="US" fo:font-style="normal" fo:text-shadow="none" style:text-underline-style="none" fo:font-weight="bold" style:letter-kerning="true" style:font-name-asian="宋体" style:font-family-asian="宋体" style:font-family-generic-asian="system" style:font-pitch-asian="variable" style:font-size-asian="28pt" style:font-style-asian="normal" style:font-weight-asian="bold" style:font-name-complex="Lucida Sans" style:font-family-complex="'Lucida Sans'" style:font-family-generic-complex="system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Mpr1" style:family="presentation" style:parent-style-name="prezentace_5f_en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zentace_5f_en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zentace_5f_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rezentace_5f_en" style:display-name="prezentace_en" style:page-layout-name="PM1" draw:style-name="Mdp1">
      <office:forms form:automatic-focus="false" form:apply-design-mode="false"/>
      <draw:frame presentation:style-name="prezentace_5f_en-title" draw:layer="backgroundobjects" svg:width="25.199cm" svg:height="1.35cm" svg:x="1.4cm" svg:y="0.9cm" presentation:class="title" presentation:placeholder="true">
        <draw:text-box/>
      </draw:frame>
      <draw:frame presentation:style-name="prezentace_5f_en-outline1" draw:layer="backgroundobjects" svg:width="25.199cm" svg:height="9.135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2.71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1.6cm" svg:height="1.088cm" svg:x="8.2cm" svg:y="12.712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2.714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18.43cm" svg:height="0.727cm" svg:x="0.8cm" svg:y="14.422cm">
        <draw:image xlink:href="Pictures/2000013900004D73000004141A64113E640FA97C.svm" xlink:type="simple" xlink:show="embed" xlink:actuate="onLoad">
          <text:p/>
        </draw:image>
      </draw:frame>
      <draw:frame draw:style-name="Mgr3" draw:text-style-name="MP7" draw:layer="backgroundobjects" svg:width="7.1cm" svg:height="0.697cm" svg:x="20cm" svg:y="14.452cm">
        <draw:image xlink:href="Pictures/2000008B00002D14000005E1FAA6084B07338942.svm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prezentace_5f_en-title" draw:layer="backgroundobjects" svg:width="14.848cm" svg:height="11.136cm" svg:x="3.075cm" svg:y="2.257cm" presentation:class="page"/>
        <draw:frame presentation:style-name="prezentace_5f_e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03T13:42:03.364163464</meta:creation-date>
    <meta:editing-duration>PT54M30S</meta:editing-duration>
    <meta:editing-cycles>10</meta:editing-cycles>
    <meta:generator>LibreOffice/5.2.2.2.0$Linux_X86_64 LibreOffice_project/20m0$Build-2</meta:generator>
    <dc:date>2016-10-07T13:32:05.054810838</dc:date>
    <meta:document-statistic meta:object-count="62"/>
  </office:meta>
</office:document-meta>
</file>